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2.163cm" fo:min-width="3.691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389cm" fo:min-width="0.129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147cm" fo:min-width="0.897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379cm" fo:min-width="0.4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9" style:family="graphic" style:parent-style-name="objectwithoutfill">
      <style:graphic-properties svg:stroke-width="0.051cm" draw:marker-start="Arrow" draw:marker-start-width="0.432cm" draw:marker-end="Arrow" draw:marker-end-width="0.432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" draw:marker-start-width="0.432cm" draw:marker-end="" draw:marker-end-width="0.43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413cm" svg:x="3.413cm" svg:y="4.937cm">
          <text:p text:style-name="P1">Truth</text:p>
          <text:p text:style-name="P1">(mercurial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413cm" svg:x="8.62cm" svg:y="4.937cm">
          <text:p text:style-name="P1">Mirror-1</text:p>
          <text:p text:style-name="P1">(gi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413cm" svg:x="13.954cm" svg:y="4.937cm">
          <text:p text:style-name="P1">Mirror-2</text:p>
          <text:p text:style-name="P1">(bazaa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903cm" svg:x="3.8cm" svg:y="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3.552cm" svg:y="11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3.551cm 10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9.33cm" svg:y="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9.082cm" svg:y="11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9.081cm 10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11.182cm" svg:y="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10.934cm" svg:y="11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10.933cm 10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16.0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15.802cm" svg:y="11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15.801cm 10.6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74cm" svg:height="0.962cm" svg:x="3.307cm" svg:y="12.806cm">
          <draw:text-box>
            <text:p>Alice</text:p>
          </draw:text-box>
        </draw:frame>
        <draw:frame draw:style-name="gr6" draw:text-style-name="P3" draw:layer="layout" svg:width="1.628cm" svg:height="0.962cm" svg:x="8.942cm" svg:y="12.806cm">
          <draw:text-box>
            <text:p>Bob</text:p>
          </draw:text-box>
        </draw:frame>
        <draw:frame draw:style-name="gr7" draw:text-style-name="P3" draw:layer="layout" svg:width="2.119cm" svg:height="0.962cm" svg:x="10.663cm" svg:y="12.753cm">
          <draw:text-box>
            <text:p>Cindy</text:p>
          </draw:text-box>
        </draw:frame>
        <draw:frame draw:style-name="gr8" draw:text-style-name="P3" draw:layer="layout" svg:width="1.979cm" svg:height="0.962cm" svg:x="15.557cm" svg:y="12.647cm">
          <draw:text-box>
            <text:p>Dave</text:p>
          </draw:text-box>
        </draw:frame>
        <draw:line draw:style-name="gr9" draw:text-style-name="P4" draw:layer="layout" svg:x1="4.429cm" svg:y1="9.636cm" svg:x2="5.064cm" svg:y2="7.35cm">
          <text:p/>
        </draw:line>
        <draw:line draw:style-name="gr10" draw:text-style-name="P4" draw:layer="layout" svg:x1="9.89cm" svg:y1="9.636cm" svg:x2="10.525cm" svg:y2="7.35cm">
          <text:p/>
        </draw:line>
        <draw:line draw:style-name="gr10" draw:text-style-name="P4" draw:layer="layout" svg:x1="11.541cm" svg:y1="9.509cm" svg:x2="11.287cm" svg:y2="7.35cm">
          <text:p/>
        </draw:line>
        <draw:line draw:style-name="gr10" draw:text-style-name="P4" draw:layer="layout" svg:x1="16.494cm" svg:y1="9.509cm" svg:x2="16.24cm" svg:y2="7.35cm">
          <text:p/>
        </draw:line>
        <draw:path draw:style-name="gr10" draw:text-style-name="P4" draw:layer="layout" svg:width="4.444cm" svg:height="0.899cm" draw:transform="rotate (-3.14159265358979) translate (11.287cm 4.937cm)" svg:viewBox="0 0 4445 900" svg:d="M0 0l2540 889 1905-889">
          <text:p/>
        </draw:path>
        <draw:path draw:style-name="gr10" draw:text-style-name="P4" draw:layer="layout" svg:width="9.78cm" svg:height="1.523cm" draw:transform="rotate (-3.14159265358979) translate (15.0994176085663cm 4.937cm)" svg:viewBox="0 0 9781 1524" svg:d="M2 0c0 0-254 1524 4445 1524s5334-1524 5334-1524">
          <text:p/>
        </draw:path>
        <draw:frame draw:style-name="gr11" draw:text-style-name="P3" draw:layer="layout" svg:width="1.205cm" svg:height="0.962cm" svg:x="4.683cm" svg:y="8.166cm">
          <draw:text-box>
            <text:p>hg</text:p>
          </draw:text-box>
        </draw:frame>
        <draw:frame draw:style-name="gr11" draw:text-style-name="P3" draw:layer="layout" svg:width="1.205cm" svg:height="0.962cm" svg:x="10.209cm" svg:y="7.985cm">
          <draw:text-box>
            <text:p>git</text:p>
          </draw:text-box>
        </draw:frame>
        <draw:frame draw:style-name="gr12" draw:text-style-name="P3" draw:layer="layout" svg:width="1.459cm" svg:height="1.016cm" svg:x="16.559cm" svg:y="7.858cm">
          <draw:text-box>
            <text:p>bzr</text:p>
          </draw:text-box>
        </draw:frame>
        <draw:frame draw:style-name="gr13" draw:text-style-name="P3" draw:layer="layout" svg:width="2.263cm" svg:height="0.962cm" svg:x="8.643cm" svg:y="2.578cm">
          <draw:text-box>
            <text:p>VC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5:52:37.856053991</meta:creation-date>
    <dc:date>2019-03-09T16:08:05.671248641</dc:date>
    <meta:editing-duration>PT4M45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